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On the whole I feel that the Swales article fully supports the view of a sub-reddit as a discourse community. He asserts that a discourse community has a broadly agreed set of goals. This may be difficult to define specifically for any sub-reddit, but it can be vaguely described as simply sharing and discussing electronic music. His next points are that there must be mechanisms for intercommunication between members and they must be used primarily for information and feedback. For a sub-reddit this is simple, a the sub-reddit itself is essentially a method for intercommunication and the main content posted is sharing new music or discussing a question in the community. The sub-reddit obviously possesses one genre for the furtherance of its aims, being the threads. The electronic music sub-reddit even has daily discussion threads where members can talk about anything they want related to electronic music without having to share content. There is definitely a specific lexis when it comes to electronic music. Especially when dissecting a track terms such as “synths” or the different sub-genres like “glitch-hop” and “electric-house” are terms that are very specific to electronic music and its discussion. While there are too many members to possibly keep track of, the sub-reddit easily passes the requirement of having to have members with a threshold level of expertise. There are members who reference their experiences with electronic music from many years ago and moderators are veterans of the sub-reddit who help make sure the rules are being follow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21T20:44:14.56</meta:creation-date>
    <meta:document-statistic meta:table-count="0" meta:image-count="0" meta:object-count="0" meta:page-count="1" meta:paragraph-count="1" meta:word-count="251" meta:character-count="1575"/>
    <dc:date>2015-09-21T21:01:59.29</dc:date>
    <dc:creator>Robert Ritchie</dc:creator>
    <meta:editing-duration>PT17M44S</meta:editing-duration>
    <meta:editing-cycles>1</meta:editing-cycles>
    <meta:generator>OpenOffice/4.1.1$Win32 OpenOffice.org_project/411m6$Build-9775</meta:generator>
  </office:meta>
</office:document-meta>
</file>